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6B0000006CCF9EFB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958in" table:align="left"/>
    </style:style>
    <style:style style:name="Table1.A" style:family="table-column">
      <style:table-column-properties style:column-width="1.4903in"/>
    </style:style>
    <style:style style:name="Table1.B" style:family="table-column">
      <style:table-column-properties style:column-width="0.1188in"/>
    </style:style>
    <style:style style:name="Table1.C" style:family="table-column">
      <style:table-column-properties style:column-width="1.3389in"/>
    </style:style>
    <style:style style:name="Table1.D" style:family="table-column">
      <style:table-column-properties style:column-width="0.0674in"/>
    </style:style>
    <style:style style:name="Table1.E" style:family="table-column">
      <style:table-column-properties style:column-width="1.0528in"/>
    </style:style>
    <style:style style:name="Table1.F" style:family="table-column">
      <style:table-column-properties style:column-width="1.2389in"/>
    </style:style>
    <style:style style:name="Table1.G" style:family="table-column">
      <style:table-column-properties style:column-width="1.6889in"/>
    </style:style>
    <style:style style:name="Table1.A1" style:family="table-cell">
      <style:table-cell-properties fo:padding-left="0.1201in" fo:padding-right="0.1201in" fo:padding-top="0.0403in" fo:padding-bottom="0.0403in" fo:border-left="0.05pt solid #000000" fo:border-right="0.05pt solid #000000" fo:border-top="0.05pt solid #000000" fo:border-bottom="none"/>
    </style:style>
    <style:style style:name="Table1.A2" style:family="table-cell">
      <style:table-cell-properties fo:padding-left="0.1201in" fo:padding-right="0.1201in" fo:padding-top="0.0403in" fo:padding-bottom="0.0403in" fo:border-left="0.05pt solid #000000" fo:border-right="0.05pt solid #000000" fo:border-top="none" fo:border-bottom="none"/>
    </style:style>
    <style:style style:name="Table1.A3" style:family="table-cell">
      <style:table-cell-properties style:vertical-align="middle" fo:padding-left="0.1201in" fo:padding-right="0.1201in" fo:padding-top="0.0403in" fo:padding-bottom="0.0403in" fo:border-left="0.05pt solid #000000" fo:border-right="none" fo:border-top="none" fo:border-bottom="0.05pt solid #000000"/>
    </style:style>
    <style:style style:name="Table1.B3" style:family="table-cell">
      <style:table-cell-properties style:vertical-align="middle" fo:padding-left="0.1201in" fo:padding-right="0.1201in" fo:padding-top="0.0403in" fo:padding-bottom="0.0403in" fo:border-left="none" fo:border-right="none" fo:border-top="none" fo:border-bottom="0.05pt solid #000000"/>
    </style:style>
    <style:style style:name="Table1.G3" style:family="table-cell">
      <style:table-cell-properties style:vertical-align="middle" fo:padding-left="0.1201in" fo:padding-right="0.1201in" fo:padding-top="0.0403in" fo:padding-bottom="0.0403in" fo:border-left="none" fo:border-right="0.05pt solid #000000" fo:border-top="none" fo:border-bottom="0.05pt solid #000000"/>
    </style:style>
    <style:style style:name="Table1.6" style:family="table-row">
      <style:table-row-properties style:min-row-height="0.5313in"/>
    </style:style>
    <style:style style:name="P1" style:family="paragraph" style:parent-style-name="Table_20_Contents">
      <style:text-properties fo:font-size="10.5pt" style:font-size-asian="10.5pt" style:font-size-complex="10.5pt"/>
    </style:style>
    <style:style style:name="P2" style:family="paragraph" style:parent-style-name="Table_20_Contents">
      <style:paragraph-properties fo:text-align="center" style:justify-single-word="false"/>
      <style:text-properties fo:font-size="10.5pt" style:font-size-asian="10.5pt" style:font-size-complex="10.5pt"/>
    </style:style>
    <style:style style:name="P3" style:family="paragraph" style:parent-style-name="Table_20_Contents">
      <style:paragraph-properties fo:text-align="start" style:justify-single-word="false"/>
      <style:text-properties fo:font-size="10.5pt" style:font-size-asian="10.5pt" style:font-size-complex="10.5pt"/>
    </style:style>
    <style:style style:name="P4" style:family="paragraph" style:parent-style-name="Table_20_Contents">
      <style:paragraph-properties fo:text-align="justify" style:justify-single-word="false"/>
    </style:style>
    <style:style style:name="P5" style:family="paragraph" style:parent-style-name="Table_20_Contents">
      <style:text-properties fo:font-style="italic" fo:font-weight="bold" style:font-style-asian="italic" style:font-weight-asian="bold" style:font-style-complex="italic" style:font-weight-complex="bold"/>
    </style:style>
    <style:style style:name="P6"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Table_20_Contents">
      <style:text-properties fo:font-size="6pt" style:font-size-asian="5.25pt" style:font-size-complex="6pt"/>
    </style:style>
    <style:style style:name="P9" style:family="paragraph" style:parent-style-name="Table_20_Contents">
      <style:paragraph-properties fo:text-align="center" style:justify-single-word="fals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0pt" style:font-size-asian="10pt" style:font-size-complex="10pt"/>
    </style:style>
    <style:style style:name="T4" style:family="text">
      <style:text-properties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5"><text:s/></text:p>
            <text:p text:style-name="P4"><text:span text:style-name="T2">Example 1</text:span>: The Robot is inspecting the structure of an installed panel. The Astronaut asks the Robot to immediately change its position and hold the other side of the measurement tool that the Astronaut needs to use. </text:p>
            <text:p text:style-name="Table_20_Contents"/>
          </table:table-cell>
          <table:covered-table-cell/>
          <table:covered-table-cell/>
          <table:covered-table-cell/>
          <table:covered-table-cell/>
          <table:covered-table-cell/>
          <table:covered-table-cell/>
        </table:table-row>
        <table:table-row>
          <table:table-cell table:style-name="Table1.A2" table:number-columns-spanned="7" office:value-type="string">
            <text:p text:style-name="P5"/>
            <text:p text:style-name="Table_20_Contents"><text:span text:style-name="T2">Question</text:span>: How do you characterize the Astronaut's request to the R<text:span text:style-name="T4">obot</text:span> relative to their collaboration plan?</text:p>
            <text:p text:style-name="P8"/>
          </table:table-cell>
          <table:covered-table-cell/>
          <table:covered-table-cell/>
          <table:covered-table-cell/>
          <table:covered-table-cell/>
          <table:covered-table-cell/>
          <table:covered-table-cell/>
        </table:table-row>
        <table:table-row>
          <table:table-cell table:style-name="Table1.A3" office:value-type="string">
            <text:p text:style-name="P2"/>
            <text:p text:style-name="P2"><text:s/>Very <text:span text:style-name="T3">Une</text:span><draw:frame draw:style-name="fr1" draw:name="graphics1" text:anchor-type="char" svg:x="-0.0181in" svg:y="0.0028in" svg:width="0.128in" svg:height="0.1291in" draw:z-index="0"><draw:image xlink:href="Pictures/100002010000006B0000006CCF9EFBF3.png" xlink:type="simple" xlink:show="embed" xlink:actuate="onLoad"/></draw:frame><text:span text:style-name="T3">xpected</text:span> </text:p>
            <text:p text:style-name="P2"/>
          </table:table-cell>
          <table:table-cell table:style-name="Table1.B3" table:number-columns-spanned="2" office:value-type="string">
            <text:p text:style-name="P2"><draw:frame draw:style-name="fr1" draw:name="graphics2" text:anchor-type="char" svg:x="0.1555in" svg:y="0.0201in" svg:width="0.128in" svg:height="0.1291in" draw:z-index="9"><draw:image xlink:href="Pictures/100002010000006B0000006CCF9EFBF3.png" xlink:type="simple" xlink:show="embed" xlink:actuate="onLoad"/></draw:frame> <text:span text:style-name="T3"><text:s text:c="2"/>Unexpected</text:span> </text:p>
          </table:table-cell>
          <table:covered-table-cell/>
          <table:table-cell table:style-name="Table1.B3" table:number-columns-spanned="2" office:value-type="string">
            <text:p text:style-name="P3"><text:s text:c="6"/><draw:frame draw:style-name="fr1" draw:name="graphics3" text:anchor-type="char" svg:x="0.0618in" svg:y="0.0028in" svg:width="0.128in" svg:height="0.1291in" draw:z-index="1"><draw:image xlink:href="Pictures/100002010000006B0000006CCF9EFBF3.png" xlink:type="simple" xlink:show="embed" xlink:actuate="onLoad"/></draw:frame><text:span text:style-name="T3">Neutral</text:span></text:p>
          </table:table-cell>
          <table:covered-table-cell/>
          <table:table-cell table:style-name="Table1.B3" office:value-type="string">
            <text:p text:style-name="P7"><draw:frame draw:style-name="fr1" draw:name="graphics4" text:anchor-type="char" svg:x="0.072in" svg:y="0.0075in" svg:width="0.128in" svg:height="0.1291in" draw:z-index="2"><draw:image xlink:href="Pictures/100002010000006B0000006CCF9EFBF3.png" xlink:type="simple" xlink:show="embed" xlink:actuate="onLoad"/></draw:frame>Expected </text:p>
          </table:table-cell>
          <table:table-cell table:style-name="Table1.G3" office:value-type="string">
            <text:p text:style-name="P3"><text:s text:c="6"/>Very <draw:frame draw:style-name="fr1" draw:name="graphics5" text:anchor-type="char" svg:x="0.0618in" svg:y="0.0028in" svg:width="0.128in" svg:height="0.1291in" draw:z-index="3"><draw:image xlink:href="Pictures/100002010000006B0000006CCF9EFBF3.png" xlink:type="simple" xlink:show="embed" xlink:actuate="onLoad"/></draw:frame>Expected </text:p>
          </table:table-cell>
        </table:table-row>
        <table:table-row>
          <table:table-cell table:style-name="Table1.A2" table:number-columns-spanned="7" office:value-type="string">
            <text:p text:style-name="P6"/>
            <text:p text:style-name="P4"><text:span text:style-name="T2">Example 2</text:span>: The Astronaut believes the overall task should be terminated, since there is not enough energy to finish the task. </text:p>
            <text:p text:style-name="P4"/>
          </table:table-cell>
          <table:covered-table-cell/>
          <table:covered-table-cell/>
          <table:covered-table-cell/>
          <table:covered-table-cell/>
          <table:covered-table-cell/>
          <table:covered-table-cell/>
        </table:table-row>
        <table:table-row>
          <table:table-cell table:style-name="Table1.A2" table:number-columns-spanned="7" office:value-type="string">
            <text:p text:style-name="Table_20_Contents"/>
            <text:p text:style-name="P4"><text:span text:style-name="T1">Question</text:span>: How do you characterize the Astronaut's opinion on the completion of the collaboration? </text:p>
            <text:p text:style-name="P8"/>
          </table:table-cell>
          <table:covered-table-cell/>
          <table:covered-table-cell/>
          <table:covered-table-cell/>
          <table:covered-table-cell/>
          <table:covered-table-cell/>
          <table:covered-table-cell/>
        </table:table-row>
        <table:table-row table:style-name="Table1.6">
          <table:table-cell table:style-name="Table1.A3" table:number-columns-spanned="2" office:value-type="string">
            <text:p text:style-name="P1"><draw:frame draw:style-name="fr1" draw:name="graphics6" text:anchor-type="char" svg:x="0.0618in" svg:y="0.0028in" svg:width="0.128in" svg:height="0.1291in" draw:z-index="4"><draw:image xlink:href="Pictures/100002010000006B0000006CCF9EFBF3.png" xlink:type="simple" xlink:show="embed" xlink:actuate="onLoad"/></draw:frame> <text:s text:c="5"/>Very Disruptive </text:p>
          </table:table-cell>
          <table:covered-table-cell/>
          <table:table-cell table:style-name="Table1.B3" table:number-columns-spanned="2" office:value-type="string">
            <text:p text:style-name="P1"><text:s text:c="6"/>D<draw:frame draw:style-name="fr1" draw:name="graphics7" text:anchor-type="char" svg:x="0.0618in" svg:y="0.0028in" svg:width="0.128in" svg:height="0.1291in" draw:z-index="5"><draw:image xlink:href="Pictures/100002010000006B0000006CCF9EFBF3.png" xlink:type="simple" xlink:show="embed" xlink:actuate="onLoad"/></draw:frame>isruptive</text:p>
          </table:table-cell>
          <table:covered-table-cell/>
          <table:table-cell table:style-name="Table1.B3" office:value-type="string">
            <text:p text:style-name="P1"><text:s text:c="6"/><draw:frame draw:style-name="fr1" draw:name="graphics8" text:anchor-type="char" svg:x="0.0618in" svg:y="0.0028in" svg:width="0.128in" svg:height="0.1291in" draw:z-index="6"><draw:image xlink:href="Pictures/100002010000006B0000006CCF9EFBF3.png" xlink:type="simple" xlink:show="embed" xlink:actuate="onLoad"/></draw:frame>Neutral </text:p>
          </table:table-cell>
          <table:table-cell table:style-name="Table1.B3" office:value-type="string">
            <text:p text:style-name="P1"><draw:frame draw:style-name="fr1" draw:name="graphics9" text:anchor-type="char" svg:x="0.0618in" svg:y="0.0028in" svg:width="0.128in" svg:height="0.1291in" draw:z-index="7"><draw:image xlink:href="Pictures/100002010000006B0000006CCF9EFBF3.png" xlink:type="simple" xlink:show="embed" xlink:actuate="onLoad"/></draw:frame> <text:s text:c="5"/>Constructive </text:p>
          </table:table-cell>
          <table:table-cell table:style-name="Table1.G3" office:value-type="string">
            <text:p text:style-name="P1"><text:s text:c="6"/><draw:frame draw:style-name="fr1" draw:name="graphics10" text:anchor-type="char" svg:x="0.0618in" svg:y="0.0028in" svg:width="0.128in" svg:height="0.1291in" draw:z-index="8"><draw:image xlink:href="Pictures/100002010000006B0000006CCF9EFBF3.png" xlink:type="simple" xlink:show="embed" xlink:actuate="onLoad"/></draw:frame>Very Constructiv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902in" fo:margin-right="0.6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mad </meta:initial-creator>
    <meta:creation-date>2014-11-10T08:57:21</meta:creation-date>
    <dc:date>2015-02-11T12:30:06</dc:date>
    <dc:creator>Mohammad </dc:creator>
    <meta:editing-duration>PT36M7S</meta:editing-duration>
    <meta:editing-cycles>15</meta:editing-cycles>
    <meta:generator>LibreOffice/3.5$Linux_x86 LibreOffice_project/350m1$Build-2</meta:generator>
    <meta:document-statistic meta:table-count="1" meta:image-count="10" meta:object-count="0" meta:page-count="1" meta:paragraph-count="15" meta:word-count="102" meta:character-count="718" meta:non-whitespace-character-count="572"/>
  </office:meta>
</office:document-meta>
</file>